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officeooo:rsid="00065cba" officeooo:paragraph-rsid="000e467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65cba" officeooo:paragraph-rsid="000e4674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202dbf" officeooo:paragraph-rsid="000e4674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9d2c6" officeooo:paragraph-rsid="000e4674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b3c01" officeooo:paragraph-rsid="000e4674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24607f" officeooo:paragraph-rsid="000f1ab0"/>
    </style:style>
    <style:style style:name="T1" style:family="text">
      <style:text-properties officeooo:rsid="000c97ee"/>
    </style:style>
    <style:style style:name="T2" style:family="text">
      <style:text-properties officeooo:rsid="000ff8a8"/>
    </style:style>
    <style:style style:name="T3" style:family="text">
      <style:text-properties officeooo:rsid="00202dbf"/>
    </style:style>
    <style:style style:name="T4" style:family="text">
      <style:text-properties officeooo:rsid="000b59db"/>
    </style:style>
    <style:style style:name="T5" style:family="text">
      <style:text-properties officeooo:rsid="000d27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are the <text:span text:style-name="T1">pc requirements</text:span>?</text:p>
      <text:p text:style-name="P2"/>
      <text:p text:style-name="P2">Cpu: Intel core m5</text:p>
      <text:p text:style-name="P2"/>
      <text:p text:style-name="P2">Ram: 8gb <text:span text:style-name="T2">recommended</text:span></text:p>
      <text:p text:style-name="P2"/>
      <text:p text:style-name="P2">Gpu <text:span text:style-name="T3">Minimum:</text:span> <text:span text:style-name="T2">I</text:span>ntel <text:span text:style-name="T3">HD</text:span> 520 / <text:span text:style-name="T3">I</text:span><text:span text:style-name="T2">ntegrated graphics. </text:span></text:p>
      <text:p text:style-name="P3">Gpu Recommended: Dedicated GPU similar to NVIDIA GT 730M or AMD R7 M460 +</text:p>
      <text:p text:style-name="P3"/>
      <text:p text:style-name="P4">OS: Win 10 <text:span text:style-name="T2">or 11</text:span> and Ubuntu 20.04 +</text:p>
      <text:p text:style-name="P4"/>
      <text:p text:style-name="P3">Working sound card.</text:p>
      <text:p text:style-name="P3"/>
      <text:p text:style-name="P6">Widescreen monitor. 720p+</text:p>
      <text:p text:style-name="P3"/>
      <text:p text:style-name="P5">APIS: Vulkan support. .<text:span text:style-name="T4">net 4 / </text:span><text:span text:style-name="T5">mon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2:47:13.758759121</meta:creation-date>
    <dc:date>2021-11-30T12:49:10.943638930</dc:date>
    <meta:editing-duration>PT1M33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1" meta:paragraph-count="9" meta:word-count="56" meta:character-count="303" meta:non-whitespace-character-count="255"/>
  </office:meta>
</office:document-meta>
</file>